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officeooo:rsid="000c90aa" officeooo:paragraph-rsid="000c90aa"/>
    </style:style>
    <style:style style:name="P2" style:family="paragraph" style:parent-style-name="Standard">
      <style:text-properties fo:font-size="20pt" officeooo:rsid="000f313b" officeooo:paragraph-rsid="000c90aa"/>
    </style:style>
    <style:style style:name="P3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3c3a4f" officeooo:paragraph-rsid="000d591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officeooo:rsid="000f313b" officeooo:paragraph-rsid="000d591e"/>
    </style:style>
    <style:style style:name="P5" style:family="paragraph" style:parent-style-name="Standard">
      <style:text-properties fo:color="#ffffff" loext:opacity="100%" officeooo:rsid="000e47e6" officeooo:paragraph-rsid="000e47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1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/Register</text:p>
      <text:p text:style-name="P2"><text:span text:style-name="T1"/></text:p>
      <text:p text:style-name="P3">Public Endpoints</text:p>
      <text:p text:style-name="P4">/api/login/</text:p>
      <text:p text:style-name="P4">@params</text:p>
      <text:p text:style-name="P4">email</text:p>
      <text:p text:style-name="P4">password</text:p>
      <text:p text:style-name="P4">@returns</text:p>
      <text:p text:style-name="P4">SessionToken</text:p>
      <text:p text:style-name="P4"/>
      <text:p text:style-name="P4">/api/register</text:p>
      <text:p text:style-name="P4">@params</text:p>
      <text:p text:style-name="P4">name </text:p>
      <text:p text:style-name="P4">phone_number</text:p>
      <text:p text:style-name="P4">email</text:p>
      <text:p text:style-name="P4">password</text:p>
      <text:p text:style-name="P4">@returns</text:p>
      <text:p text:style-name="P4">success message</text:p>
      <text:p text:style-name="P4"/>
      <text:p text:style-name="P5">Protected Endpoints:</text:p>
      <text:p text:style-name="P5">We will make a <text:span text:style-name="T2">websocket system to send and recive messages in real time from user to us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13:29:04.644179900</meta:creation-date>
    <dc:date>2025-06-29T13:47:01.171438200</dc:date>
    <meta:editing-duration>PT7M18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8" meta:word-count="38" meta:character-count="265" meta:non-whitespace-character-count="244"/>
  </office:meta>
</office:document-meta>
</file>